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23b8dc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horizontal-align="justify" draw:textarea-vertical-align="top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11cm" svg:x="1.2cm" svg:y="1.8cm">
          <text:p text:style-name="P1">Web application</text:p>
          <text:p text:style-name="P1">Vaadi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cm" svg:height="8.4cm" svg:x="1.8cm" svg:y="4.1cm">
          <text:p text:style-name="P1">Client to calc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6cm" svg:x="2.45cm" svg:y="5.3cm">
          <text:p text:style-name="P1">BPMN</text:p>
          <text:p text:style-name="P1">service task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.1cm" svg:height="6.4cm" svg:x="12.4cm" svg:y="18.2cm">
          <text:p text:style-name="P1">Activiti</text:p>
          <text:p text:style-name="P1">BPMN engin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1.9cm" svg:x="13.8cm" svg:y="21.5cm">
          <text:p text:style-name="P1">Data bas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4cm" svg:height="8.7cm" svg:x="0.8cm" svg:y="15.4cm">
          <text:p text:style-name="P1">Calculation server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5cm" svg:height="2cm" svg:x="5.4cm" svg:y="17.8cm">
          <text:p text:style-name="P1">Excel adap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cm" svg:height="1.9cm" svg:x="1.5cm" svg:y="17.8cm">
          <text:p text:style-name="P1">marshal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cm" svg:height="1.9cm" svg:x="1.5cm" svg:y="20cm">
          <text:p text:style-name="P1">decod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cm" svg:height="1.9cm" svg:x="3.6cm" svg:y="7.1cm">
          <text:p text:style-name="P1">marshal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cm" svg:height="1.9cm" svg:x="3.6cm" svg:y="9.2cm">
          <text:p text:style-name="P1">decoding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7cm" svg:height="6.4cm" svg:x="11.2cm" svg:y="5.7cm"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6.5cm" svg:height="2.6cm" svg:x="4.4cm" svg:y="25.5cm">
          <text:p text:style-name="P1">Excel application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25cm" svg:y1="12.5cm" svg:x2="6cm" svg:y2="15.4cm" draw:start-shape="id1" draw:end-shape="id2" svg:d="m5250 12500v1450h750v1450">
          <text:p/>
        </draw:connector>
        <draw:connector draw:style-name="gr9" draw:text-style-name="P1" draw:layer="layout" svg:x1="7.65cm" svg:y1="19.8cm" svg:x2="7.65cm" svg:y2="25.5cm" draw:start-shape="id3" draw:end-shape="id4" svg:d="m7650 19800v5700">
          <text:p/>
        </draw:connector>
        <draw:connector draw:style-name="gr9" draw:text-style-name="P1" draw:layer="layout" svg:x1="14.7cm" svg:y1="12.1cm" svg:x2="15.45cm" svg:y2="18.2cm" draw:start-shape="id5" draw:end-shape="id6" svg:d="m14700 12100v3050h750v3050">
          <text:p/>
        </draw:connector>
        <draw:custom-shape draw:style-name="gr10" draw:text-style-name="P1" draw:layer="layout" svg:width="5.5cm" svg:height="1.5cm" svg:x="11.95cm" svg:y="8cm">
          <text:p text:style-name="P1">BPMN Process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cm" svg:height="1.5cm" svg:x="11.95cm" svg:y="9.7cm">
          <text:p text:style-name="P1">BPMN Form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69cm" fo:margin-bottom="4.415cm" fo:margin-left="1cm" fo:margin-right="1.25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2T16:33:15</meta:creation-date>
    <dc:date>2012-07-02T17:10:54</dc:date>
    <meta:editing-duration>PT31M20S</meta:editing-duration>
    <meta:editing-cycles>10</meta:editing-cycles>
    <meta:generator>LibreOffice/3.5$Linux_X86_64 LibreOffice_project/350m1$Build-2</meta:generator>
    <meta:document-statistic meta:object-count="18"/>
  </office:meta>
</office:document-meta>
</file>